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f9b7" officeooo:paragraph-rsid="0016f9b7"/>
    </style:style>
    <style:style style:name="P2" style:family="paragraph" style:parent-style-name="Text_20_body">
      <style:text-properties officeooo:rsid="0016f9b7" officeooo:paragraph-rsid="0016f9b7"/>
    </style:style>
    <style:style style:name="P3" style:family="paragraph" style:parent-style-name="Text_20_body">
      <style:text-properties officeooo:rsid="00186f75" officeooo:paragraph-rsid="00186f75"/>
    </style:style>
    <style:style style:name="P4" style:family="paragraph" style:parent-style-name="Text_20_body">
      <style:text-properties officeooo:rsid="001a044f" officeooo:paragraph-rsid="001a044f"/>
    </style:style>
    <style:style style:name="P5" style:family="paragraph" style:parent-style-name="Standard" style:list-style-name="L1">
      <style:text-properties officeooo:rsid="0016f9b7" officeooo:paragraph-rsid="0016f9b7"/>
    </style:style>
    <style:style style:name="P6" style:family="paragraph" style:parent-style-name="Text_20_body" style:list-style-name="L2">
      <style:text-properties officeooo:rsid="0016f9b7" officeooo:paragraph-rsid="0016f9b7"/>
    </style:style>
    <style:style style:name="P7" style:family="paragraph" style:parent-style-name="Text_20_body" style:list-style-name="L3">
      <style:text-properties officeooo:rsid="0018f3f3" officeooo:paragraph-rsid="0018f3f3"/>
    </style:style>
    <style:style style:name="P8" style:family="paragraph" style:parent-style-name="Text_20_body" style:list-style-name="L4">
      <style:text-properties officeooo:rsid="00186f75" officeooo:paragraph-rsid="00186f75"/>
    </style:style>
    <style:style style:name="P9" style:family="paragraph" style:parent-style-name="Text_20_body" style:list-style-name="L5">
      <style:text-properties officeooo:rsid="001a044f" officeooo:paragraph-rsid="001a044f"/>
    </style:style>
    <style:style style:name="P10" style:family="paragraph" style:parent-style-name="Text_20_body" style:list-style-name="L5">
      <style:text-properties officeooo:rsid="001d4feb" officeooo:paragraph-rsid="001d4feb"/>
    </style:style>
    <style:style style:name="P11" style:family="paragraph" style:parent-style-name="Text_20_body" style:list-style-name="L5">
      <style:text-properties officeooo:rsid="001dc9e3" officeooo:paragraph-rsid="001dc9e3"/>
    </style:style>
    <style:style style:name="P12" style:family="paragraph" style:parent-style-name="Text_20_body" style:list-style-name="L5">
      <style:text-properties officeooo:rsid="00214bab" officeooo:paragraph-rsid="00214bab"/>
    </style:style>
    <style:style style:name="T1" style:family="text">
      <style:text-properties officeooo:rsid="001d4feb"/>
    </style:style>
    <style:style style:name="T2" style:family="text">
      <style:text-properties officeooo:rsid="001fae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lta velocidad del punto de venta a pesar de tener lenta conexión de internet.</text:h>
      <text:list xml:id="list3779501555" text:style-name="L1">
        <text:list-item>
          <text:p text:style-name="P5">Usar peticiones ajax para traer solo json del servidor.</text:p>
        </text:list-item>
        <text:list-item>
          <text:p text:style-name="P5">PWA para que la aplicación se descargue una sola vez en el navegador y solo usar peticiones ajax cuando sea necesario.</text:p>
        </text:list-item>
        <text:list-item>
          <text:p text:style-name="P5">Intentar no traer toda la información, solo lo necesario.</text:p>
        </text:list-item>
      </text:list>
      <text:p text:style-name="P1"/>
      <text:h text:style-name="Heading_20_2" text:outline-level="2">Experiencia intuitiva ya que un gran problema del bajo uso de sistemas es por su necesidad de capacitación.</text:h>
      <text:list xml:id="list2446243452" text:style-name="L2">
        <text:list-item>
          <text:p text:style-name="P6">Tener una arquitectura de información, para que el usuario sepa encontrar la información de manera intuitiva. </text:p>
        </text:list-item>
        <text:list-item>
          <text:p text:style-name="P6">Usar diseños cómodos y estándares como los dados por GOOGLE como MATERIAL DESIGN que da ciertos colores y diseños para que sea mas agradable al usuario. </text:p>
        </text:list-item>
        <text:list-item>
          <text:p text:style-name="P6">Usar mensajes de ayuda y validaciones claras al usuario.</text:p>
        </text:list-item>
      </text:list>
      <text:p text:style-name="P2"/>
      <text:h text:style-name="Heading_20_1" text:outline-level="1">Código limpio y con buenas prácticas ya que el proyecto es grande.</text:h>
      <text:list xml:id="list2772914661" text:style-name="L3">
        <text:list-item>
          <text:p text:style-name="P7">Tener una estructura definida y clara para agrupar controladores y clases que están relacionadas en el mismo contexto. </text:p>
        </text:list-item>
        <text:list-item>
          <text:p text:style-name="P7">Intentar usar mas capas de programación o usar algún patrón de diseño.</text:p>
        </text:list-item>
        <text:list-item>
          <text:p text:style-name="P7">Intentar no repetir codigo.</text:p>
        </text:list-item>
        <text:list-item>
          <text:p text:style-name="P7">Nombres claros.</text:p>
        </text:list-item>
        <text:list-item>
          <text:p text:style-name="P7">Cada commit de código escrito tiene que ir con sus pruebas. Un humano no puede probar la integridad de todo un proyecto como lo hace un robot. </text:p>
        </text:list-item>
        <text:list-item>
          <text:p text:style-name="P7">Proteger la integridad de la base de datos.</text:p>
        </text:list-item>
      </text:list>
      <text:h text:style-name="Heading_20_1" text:outline-level="1">Mantener un contacto constante con el usuario y aprender de su experiencia</text:h>
      <text:list xml:id="list889356505" text:style-name="L4">
        <text:list-item>
          <text:p text:style-name="P8">Crear un modulo de soporte en el cual el cliente pueda enviar las dudas o los problemas que están pasando con el sistema, para que posteriormente el equipo de soporte levante las observaciones. <text:s/></text:p>
        </text:list-item>
      </text:list>
      <text:p text:style-name="P3"/>
      <text:p text:style-name="P3"/>
      <text:p text:style-name="P3"/>
      <text:p text:style-name="P3"/>
      <text:p text:style-name="P3"><text:soft-page-break/></text:p>
      <text:h text:style-name="Heading_20_1" text:outline-level="1">Reto:</text:h>
      <text:p text:style-name="P4"><text:span text:style-name="T1">Crear fragmentos de código con sus respectivas pruebas.</text:span></text:p>
      <text:h text:style-name="Heading_20_2" text:outline-level="2">Características:</text:h>
      <text:list xml:id="list3994067624" text:style-name="L5">
        <text:list-item>
          <text:p text:style-name="P9">Inicio de sesión del usuario.</text:p>
        </text:list-item>
        <text:list-item>
          <text:p text:style-name="P10">Crear migraciones con las tablas básicas y campos mínimos para manejar un punto de ventas. </text:p>
        </text:list-item>
        <text:list-item>
          <text:p text:style-name="P10">Crear seeders para llenar base de datos necesarios para el correcto funcionamiento.</text:p>
        </text:list-item>
        <text:list-item>
          <text:p text:style-name="P11">Crear controladores de Clientes y Ventas.</text:p>
        </text:list-item>
        <text:list-item>
          <text:p text:style-name="P11">Funcionalidad de Listar, Crear, Editar y Eliminar clientes <text:span text:style-name="T2">con sus respectivas pruebas PHPUNIT</text:span>.</text:p>
        </text:list-item>
        <text:list-item>
          <text:p text:style-name="P12">Funcionalidad de Listar y Registrar Venta con sus respectivas pruebas basicas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2:25:44.648482935</meta:creation-date>
    <meta:generator>LibreOffice/6.0.7.3$Linux_X86_64 LibreOffice_project/00m0$Build-3</meta:generator>
    <dc:date>2019-10-12T12:08:15.041903237</dc:date>
    <meta:editing-duration>PT5H48M45S</meta:editing-duration>
    <meta:editing-cycles>10</meta:editing-cycles>
    <meta:document-statistic meta:table-count="0" meta:image-count="0" meta:object-count="0" meta:page-count="2" meta:paragraph-count="26" meta:word-count="341" meta:character-count="1998" meta:non-whitespace-character-count="1695"/>
  </office:meta>
</office:document-meta>
</file>